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fo:font-weight="normal" style:font-name-asian="Consolas" style:font-size-asian="10pt" style:font-weight-asian="normal" style:font-name-complex="Consolas" style:font-size-complex="10pt" style:font-weight-complex="normal"/>
    </style:style>
    <style:style style:name="P2" style:family="paragraph" style:parent-style-name="Standard" style:list-style-name="L1">
      <style:paragraph-properties fo:margin-left="0cm" fo:margin-right="0cm" fo:text-align="start" style:justify-single-word="false" fo:text-indent="0cm" style:auto-text-indent="false" style:text-autospace="none"/>
      <style:text-properties style:font-name="Consolas" fo:font-size="10pt" style:text-underline-style="none" fo:font-weight="normal" style:font-name-asian="Consolas" style:font-size-asian="10pt" style:font-weight-asian="normal" style:font-name-complex="Consolas" style:font-size-complex="10pt" style:font-weight-complex="normal"/>
    </style:style>
    <style:style style:name="P3" style:family="paragraph" style:parent-style-name="Standard" style:list-style-name="L2">
      <style:paragraph-properties fo:margin-left="0cm" fo:margin-right="0cm" fo:text-align="start" style:justify-single-word="false" fo:text-indent="0cm" style:auto-text-indent="false" style:text-autospace="none"/>
      <style:text-properties style:font-name="Consolas" fo:font-size="10pt" style:text-underline-style="none" fo:font-weight="normal" style:font-name-asian="Consolas" style:font-size-asian="10pt" style:font-weight-asian="normal" style:font-name-complex="Consolas" style:font-size-complex="10pt" style:font-weight-complex="normal"/>
    </style:style>
    <style:style style:name="P4" style:family="paragraph" style:parent-style-name="Standard" style:list-style-name="L4">
      <style:paragraph-properties fo:margin-left="0cm" fo:margin-right="0cm" fo:text-align="start" style:justify-single-word="false" fo:text-indent="0cm" style:auto-text-indent="false" style:text-autospace="none"/>
      <style:text-properties style:font-name="Consolas" fo:font-size="10pt" style:text-underline-style="none" fo:font-weight="normal" style:font-name-asian="Consolas" style:font-size-asian="10pt" style:font-weight-asian="normal" style:font-name-complex="Consolas" style:font-size-complex="10pt" style:font-weight-complex="normal"/>
    </style:style>
    <style:style style:name="P5" style:family="paragraph" style:parent-style-name="Standard" style:list-style-name="L10">
      <style:paragraph-properties fo:margin-left="0cm" fo:margin-right="0cm" fo:text-align="start" style:justify-single-word="false" fo:text-indent="0cm" style:auto-text-indent="false" style:text-autospace="none"/>
      <style:text-properties style:font-name="Consolas" fo:font-size="10pt" style:text-underline-style="none" fo:font-weight="normal" style:font-name-asian="Consolas" style:font-size-asian="10pt" style:font-weight-asian="normal" style:font-name-complex="Consolas" style:font-size-complex="10pt" style:font-weight-complex="normal"/>
    </style:style>
    <style:style style:name="P6" style:family="paragraph" style:parent-style-name="Standard" style:list-style-name="L11">
      <style:paragraph-properties fo:margin-left="0cm" fo:margin-right="0cm" fo:text-align="start" style:justify-single-word="false" fo:text-indent="0cm" style:auto-text-indent="false" style:text-autospace="none"/>
      <style:text-properties style:font-name="Consolas" fo:font-size="10pt" style:text-underline-style="none" fo:font-weight="normal" style:font-name-asian="Consolas" style:font-size-asian="10pt" style:font-weight-asian="normal" style:font-name-complex="Consolas" style:font-size-complex="10pt" style:font-weight-complex="normal"/>
    </style:style>
    <style:style style:name="P7" style:family="paragraph" style:parent-style-name="Standard" style:list-style-name="L1">
      <style:paragraph-properties fo:margin-left="0cm" fo:margin-right="0cm" fo:text-align="start" style:justify-single-word="false" fo:text-indent="0cm" style:auto-text-indent="false" style:text-autospace="none"/>
      <style:text-properties style:font-name="Consolas" fo:font-size="10pt" style:text-underline-style="solid" style:text-underline-width="auto" style:text-underline-color="font-color" fo:font-weight="normal" style:font-name-asian="Consolas" style:font-size-asian="10pt" style:font-weight-asian="normal" style:font-name-complex="Consolas" style:font-size-complex="10pt" style:font-weight-complex="normal"/>
    </style:style>
    <style:style style:name="P8" style:family="paragraph" style:parent-style-name="Standard" style:list-style-name="L2">
      <style:paragraph-properties fo:margin-left="0cm" fo:margin-right="0cm" fo:text-align="start" style:justify-single-word="false" fo:text-indent="0cm" style:auto-text-indent="false" style:text-autospace="none"/>
      <style:text-properties style:font-name="Consolas" fo:font-size="10pt" style:text-underline-style="solid" style:text-underline-width="auto" style:text-underline-color="font-color" fo:font-weight="normal" style:font-name-asian="Consolas" style:font-size-asian="10pt" style:font-weight-asian="normal" style:font-name-complex="Consolas" style:font-size-complex="10pt" style:font-weight-complex="normal"/>
    </style:style>
    <style:style style:name="P9" style:family="paragraph" style:parent-style-name="Standard" style:list-style-name="L3">
      <style:paragraph-properties fo:margin-left="0cm" fo:margin-right="0cm" fo:text-align="start" style:justify-single-word="false" fo:text-indent="0cm" style:auto-text-indent="false" style:text-autospace="none"/>
      <style:text-properties style:font-name="Consolas" fo:font-size="10pt" style:text-underline-style="solid" style:text-underline-width="auto" style:text-underline-color="font-color" fo:font-weight="normal" style:font-name-asian="Consolas" style:font-size-asian="10pt" style:font-weight-asian="normal" style:font-name-complex="Consolas" style:font-size-complex="10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solid" style:text-underline-width="auto" style:text-underline-color="font-color" fo:font-weight="normal" style:font-name-asian="Consolas" style:font-size-asian="10pt" style:font-weight-asian="normal" style:font-name-complex="Consolas" style:font-size-complex="10pt" style:font-weight-complex="normal"/>
    </style:style>
    <style:style style:name="P11" style:family="paragraph" style:parent-style-name="Standard" style:list-style-name="L4">
      <style:paragraph-properties fo:margin-left="0cm" fo:margin-right="0cm" fo:text-align="start" style:justify-single-word="false" fo:text-indent="0cm" style:auto-text-indent="false" style:text-autospace="none"/>
      <style:text-properties style:font-name="Consolas" fo:font-size="10pt" style:text-underline-style="solid" style:text-underline-width="auto" style:text-underline-color="font-color" fo:font-weight="normal" style:font-name-asian="Consolas" style:font-size-asian="10pt" style:font-weight-asian="normal" style:font-name-complex="Consolas" style:font-size-complex="10pt" style:font-weight-complex="normal"/>
    </style:style>
    <style:style style:name="P12" style:family="paragraph" style:parent-style-name="Standard" style:list-style-name="L5">
      <style:paragraph-properties fo:margin-left="0cm" fo:margin-right="0cm" fo:text-align="start" style:justify-single-word="false" fo:text-indent="0cm" style:auto-text-indent="false" style:text-autospace="none"/>
      <style:text-properties style:font-name="Consolas" fo:font-size="10pt" style:text-underline-style="solid" style:text-underline-width="auto" style:text-underline-color="font-color" fo:font-weight="normal" style:font-name-asian="Consolas" style:font-size-asian="10pt" style:font-weight-asian="normal" style:font-name-complex="Consolas" style:font-size-complex="10pt" style:font-weight-complex="normal"/>
    </style:style>
    <style:style style:name="P13" style:family="paragraph" style:parent-style-name="Standard" style:list-style-name="L7">
      <style:paragraph-properties fo:margin-left="0cm" fo:margin-right="0cm" fo:text-align="start" style:justify-single-word="false" fo:text-indent="0cm" style:auto-text-indent="false" style:text-autospace="none"/>
      <style:text-properties style:font-name="Consolas" fo:font-size="10pt" style:text-underline-style="solid" style:text-underline-width="auto" style:text-underline-color="font-color" fo:font-weight="normal" style:font-name-asian="Consolas" style:font-size-asian="10pt" style:font-weight-asian="normal" style:font-name-complex="Consolas" style:font-size-complex="10pt" style:font-weight-complex="normal"/>
    </style:style>
    <style:style style:name="P14" style:family="paragraph" style:parent-style-name="Standard" style:list-style-name="L10">
      <style:paragraph-properties fo:margin-left="0cm" fo:margin-right="0cm" fo:text-align="start" style:justify-single-word="false" fo:text-indent="0cm" style:auto-text-indent="false" style:text-autospace="none"/>
      <style:text-properties style:font-name="Consolas" fo:font-size="10pt" style:text-underline-style="solid" style:text-underline-width="auto" style:text-underline-color="font-color" fo:font-weight="normal" style:font-name-asian="Consolas" style:font-size-asian="10pt" style:font-weight-asian="normal" style:font-name-complex="Consolas" style:font-size-complex="10pt" style:font-weight-complex="normal"/>
    </style:style>
    <style:style style:name="P15" style:family="paragraph" style:parent-style-name="Standard" style:list-style-name="L11">
      <style:paragraph-properties fo:margin-left="0cm" fo:margin-right="0cm" fo:text-align="start" style:justify-single-word="false" fo:text-indent="0cm" style:auto-text-indent="false" style:text-autospace="none"/>
      <style:text-properties style:font-name="Consolas" fo:font-size="10pt" style:text-underline-style="solid" style:text-underline-width="auto" style:text-underline-color="font-color" fo:font-weight="normal" style:font-name-asian="Consolas" style:font-size-asian="10pt" style:font-weight-asian="normal" style:font-name-complex="Consolas" style:font-size-complex="10pt" style:font-weight-complex="normal"/>
    </style:style>
    <style:style style:name="P16" style:family="paragraph" style:parent-style-name="Standard" style:list-style-name="L6">
      <style:paragraph-properties fo:margin-left="0cm" fo:margin-right="0cm" fo:text-align="start" style:justify-single-word="false" fo:text-indent="0cm" style:auto-text-indent="false" style:text-autospace="none"/>
      <style:text-properties style:font-name="Consolas" fo:font-size="10pt" fo:font-style="normal" style:text-underline-style="solid" style:text-underline-width="auto" style:text-underline-color="font-color" fo:font-weight="normal" style:font-name-asian="Consolas" style:font-size-asian="10pt" style:font-style-asian="normal" style:font-weight-asian="normal" style:font-name-complex="Consolas" style:font-size-complex="10pt" style:font-style-complex="normal" style:font-weight-complex="normal"/>
    </style:style>
    <style:style style:name="P17" style:family="paragraph" style:parent-style-name="Standard" style:list-style-name="L5">
      <style:paragraph-properties fo:margin-left="0cm" fo:margin-right="0cm" fo:text-align="start" style:justify-single-word="false" fo:text-indent="0cm" style:auto-text-indent="false" style:text-autospace="none"/>
      <style:text-properties fo:color="#000000" style:font-name="Consolas" fo:font-size="10pt" style:text-underline-style="none" fo:font-weight="normal" style:font-name-asian="Consolas" style:font-size-asian="10pt" style:font-weight-asian="normal" style:font-name-complex="Consolas" style:font-size-complex="10pt" style:font-weight-complex="normal"/>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text-underline-style="none" fo:font-weight="normal" style:font-name-asian="Consolas" style:font-size-asian="10pt" style:font-weight-asian="normal" style:font-name-complex="Consolas" style:font-size-complex="10pt" style:font-weight-complex="normal"/>
    </style:style>
    <style:style style:name="P19" style:family="paragraph" style:parent-style-name="Standard" style:list-style-name="L7">
      <style:paragraph-properties fo:margin-left="0cm" fo:margin-right="0cm" fo:text-align="start" style:justify-single-word="false" fo:text-indent="0cm" style:auto-text-indent="false" style:text-autospace="none"/>
      <style:text-properties fo:color="#000000" style:font-name="Consolas" fo:font-size="10pt" style:text-underline-style="none" fo:font-weight="normal" style:font-name-asian="Consolas" style:font-size-asian="10pt" style:font-weight-asian="normal" style:font-name-complex="Consolas" style:font-size-complex="10pt" style:font-weight-complex="normal"/>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ft of the Interview Questions</text:p>
      <text:p text:style-name="P1"/>
      <text:p text:style-name="P1"><text:span text:style-name="T1">Unstruktiert</text:span>:</text:p>
      <text:p text:style-name="P1"><text:span text:style-name="T1">Wir</text:span> mö<text:span text:style-name="T1">chten</text:span> <text:span text:style-name="T1">eine</text:span> Application für die <text:span text:style-name="T1">Termin</text:span>- <text:span text:style-name="T1">und</text:span> <text:span text:style-name="T1">Medikamentverwaltung</text:span> <text:span text:style-name="T1">von</text:span> <text:span text:style-name="T1">Patienten</text:span> <text:span text:style-name="T1">erstellen</text:span></text:p>
      <text:p text:style-name="P1"/>
      <text:p text:style-name="P10">1) Allgemeine Fragen, unstrukturiert</text:p>
      <text:list xml:id="list2292141737604303159" text:style-name="L1">
        <text:list-header>
          <text:p text:style-name="P7"><text:span text:style-name="T1">1.1) Finden</text:span> <text:span text:style-name="T1">Sie</text:span> <text:span text:style-name="T1">das</text:span> <text:span text:style-name="T1">allgemein</text:span> <text:span text:style-name="T1">gute</text:span> <text:span text:style-name="T1">Idee</text:span>?</text:p>
          <text:p text:style-name="P2">Ja, das ist eine gute Idee</text:p>
        </text:list-header>
      </text:list>
      <text:p text:style-name="P1"/>
      <text:p text:style-name="P1"/>
      <text:list xml:id="list6322697990618569666" text:style-name="L2">
        <text:list-header>
          <text:p text:style-name="P8"><text:span text:style-name="T1">1.2) Dann</text:span> wü<text:span text:style-name="T1">rden</text:span> <text:span text:style-name="T1">Sie</text:span> (<text:span text:style-name="T1">resp</text:span>. die <text:span text:style-name="T1">Patienten</text:span>) <text:span text:style-name="T1">das</text:span> <text:span text:style-name="T1">auch</text:span> <text:span text:style-name="T1">benutzen</text:span>?</text:p>
          <text:p text:style-name="P3">Ja, die wichtigsten Informationen an EINEM Ort. Ein schneller Zugriff ist je nach Situation wichtig, dafür ist das Handy gut geeignet</text:p>
        </text:list-header>
      </text:list>
      <text:p text:style-name="P1"/>
      <text:list xml:id="list3367864712263148931" text:style-name="L3">
        <text:list-header>
          <text:p text:style-name="P9"><text:span text:style-name="T1">1.3) Gibt</text:span> <text:span text:style-name="T1">es</text:span> <text:span text:style-name="T1">schon</text:span> <text:span text:style-name="T1">eine</text:span> <text:span text:style-name="T1">App</text:span> oder <text:span text:style-name="T1">Website</text:span>, die in <text:span text:style-name="T1">diese</text:span> <text:span text:style-name="T1">Richtung</text:span> <text:span text:style-name="T1">geht</text:span>?</text:p>
        </text:list-header>
      </text:list>
      <text:p text:style-name="P1">Von Selbsthilfeorganisationen organisierte Websites; elektronisches Patienten-Dossier mit allgemeinen Angaben.</text:p>
      <text:p text:style-name="P1">Teilweise auch mit Terminkalender-Funktionen, Betroffene (Patienten) haben dort allerdings keinen Zugang. (-&gt; Stichwort E-Dossier, Elektronisches Patienten-Dossier)</text:p>
      <text:p text:style-name="P1"/>
      <text:p text:style-name="P10"><text:span text:style-name="T1">1.4) Soll</text:span> <text:span text:style-name="T1">der</text:span> persö<text:span text:style-name="T1">nliche</text:span> <text:span text:style-name="T1">Kontakt</text:span> per <text:span text:style-name="T1">App</text:span> <text:span text:style-name="T1">erweitert</text:span> <text:span text:style-name="T1">werden</text:span>, <text:span text:style-name="T1">im</text:span> <text:span text:style-name="T1">Sinne</text:span> <text:span text:style-name="T1">von</text:span> persö<text:span text:style-name="T1">nlichen</text:span> <text:span text:style-name="T1">Anrufen</text:span> <text:span text:style-name="T1">vor</text:span> den <text:span text:style-name="T1">Terminen</text:span> etc.?</text:p>
      <text:p text:style-name="P1">Während Panik-Attacke ist keine Aktionen seitens Patient möglich.</text:p>
      <text:p text:style-name="P1">Aber: Hilfe seitens Fachpersonal</text:p>
      <text:p text:style-name="P1">Eine gute Idee wäre zum Beispiel ein Notfall-Knopf, oder auch die Möglichkeit für Angehörige, die App zu nutzen. (Vorhandene Angebote à la „Dargebotene Hand“, etc. sinnvoll)</text:p>
      <text:p text:style-name="P1"/>
      <text:p text:style-name="P1"/>
      <text:p text:style-name="P10"><text:span text:style-name="T1">2) Fragen zu Use-Cases</text:span></text:p>
      <text:p text:style-name="P10"><text:span text:style-name="T1">Wir</text:span> <text:span text:style-name="T1">planen</text:span> vier "<text:span text:style-name="T1">Teil</text:span>-P<text:span text:style-name="T1">rogramme</text:span>" für <text:span text:style-name="T1">folgenden</text:span> 4 Use-Cases: <text:span text:style-name="T1">Finden</text:span> <text:span text:style-name="T1">Sie</text:span> die Use-Cases nü<text:span text:style-name="T1">tzlich</text:span> für die <text:span text:style-name="T1">Patienten</text:span>?</text:p>
      <text:p text:style-name="P1"/>
      <text:list xml:id="list3072294902008761972" text:style-name="L4">
        <text:list-item>
          <text:list>
            <text:list-header>
              <text:p text:style-name="P11"><text:span text:style-name="T1">2.1) Eine</text:span> <text:span text:style-name="T1">Terminverwaltung</text:span></text:p>
              <text:p text:style-name="P4"><text:span text:style-name="T1">Ja, macht Sinn. Wünschenswert wäre eine Synchronisation mit dem normalen Kalender vom Handy. Dann ergeben sich allerdings weitere Fragen, wie zum Beispiel: Wer soll die Möglichkeit haben, den Kalender zu sehen, Anpassungen vorzunehmen, etc.? </text:span></text:p>
              <text:p text:style-name="P4"><text:span text:style-name="T1">Besonders für Depressive wäre eine Terminverwaltung sinnvoll, da diese antriebslos sind.</text:span></text:p>
            </text:list-header>
          </text:list>
        </text:list-item>
      </text:list>
      <text:p text:style-name="P1"><text:span text:style-name="T1"/></text:p>
      <text:list xml:id="list3886993079591758558" text:style-name="L5">
        <text:list-item>
          <text:list>
            <text:list-header>
              <text:p text:style-name="P12"><text:span text:style-name="T1">2.2) Eine</text:span> <text:span text:style-name="T1">Medikamentenverwaltung</text:span></text:p>
              <text:p text:style-name="P17">Depressive müssen häufig mehrmals täglich Medikamente einnehmen, ein <text:span text:style-name="T2">Reminder</text:span> ist hier sicher sinnvoll! Eine Schwierigkeit kann sein, dass die Patienten oft <text:span text:style-name="T2">mangelnde Kooperationsbereitschaft</text:span> zeigen, da sie aus ihrer eigenen Sicht nicht auf Medikamente angewiesen sind. </text:p>
              <text:p text:style-name="P17"/>
              <text:p text:style-name="P17">Es stellt sich die Frage, ob die App als eine Art <text:span text:style-name="T2">Belohnungssystem</text:span> dienen kann, zum Beispiel nach den Prinzipien von Gamification oder dass die Patienten selber Notizen erfassen könnten („Denk an deine Frau, du hast es versprochen!“) oder Ähnlichem.</text:p>
              <text:p text:style-name="P17"/>
              <text:p text:style-name="P17">Sinnvoll für die App wäre die Möglichkeit, ein <text:span text:style-name="T2">Medikamentenraster inklusive Reserve-Medikamenten</text:span> erstellen zu können. </text:p>
            </text:list-header>
          </text:list>
        </text:list-item>
      </text:list>
      <text:p text:style-name="P18"/>
      <text:list xml:id="list36756995" text:continue-numbering="true" text:style-name="L5">
        <text:list-item>
          <text:list>
            <text:list-header>
              <text:p text:style-name="P17">Bei Patienten mit Platzangst: In der Regel weniger Medikamente.</text:p>
              <text:p text:style-name="P17"/>
            </text:list-header>
          </text:list>
        </text:list-item>
      </text:list>
      <text:list xml:id="list5652867362182099325" text:style-name="L6">
        <text:list-item>
          <text:list>
            <text:list-header>
              <text:p text:style-name="P16"><text:span text:style-name="T1">2.3) Eine</text:span> <text:span text:style-name="T1">Anzeige</text:span> <text:span text:style-name="T1">des</text:span> <text:span text:style-name="T1">Medikamentenausweises</text:span>, <text:span text:style-name="T1">damit</text:span> <text:span text:style-name="T1">dieser</text:span> <text:span text:style-name="T1">auch</text:span> digital <text:span text:style-name="T1">mitgenommen</text:span> <text:span text:style-name="T1">werden</text:span> <text:span text:style-name="T1">kann</text:span></text:p>
            </text:list-header>
          </text:list>
        </text:list-item>
      </text:list>
      <text:p text:style-name="P18">Normalfall: Arzt informiert Apotheke, dass Patient XY Medikamente braucht.</text:p>
      <text:p text:style-name="P18">Rezepte: für eine Dosis Medikamente / für eine bestimmte Dauer / lebenslänglich</text:p>
      <text:p text:style-name="P18"/>
      <text:p text:style-name="P18">Wichtig bei einem Medikamentenausweis wäre es, dass sichergestellt wird, dass dieser <text:soft-page-break/><text:span text:style-name="T2">nicht missbraucht</text:span> werden kann. Hier müsste eine Lösung mit den entsprechenden Apotheken gefunden werden. Grundsätzlich ist dies aber so oder so der Fall, auch bei herkömmlichen Medikamentenausweisen. Die App könnte hier unterstützen, in dem zum Beispiel automatisch Buch geführt wird, welche Medikamente durch den Benutzer abgeholt wurden.</text:p>
      <text:p text:style-name="P18"/>
      <text:p text:style-name="P18">Grundsätzlich ist ein solcher <text:span text:style-name="T2">Medikamentenausweis via App sicher sinnvoll</text:span>, auch falls der Patient einmal unterwegs ist, und in einer anderen Apotheke als sonst immer seine Medikamente holen will.</text:p>
      <text:p text:style-name="P18">Oder die App könnte auch am Zoll verwendet werden, wenn der Patient mit Medikamenten ein- oder ausreisen möchte (besonders an Flughäfen gibt es teilweise sehr strenge Kontrollen).</text:p>
      <text:p text:style-name="P18"/>
      <text:list xml:id="list6569630920807463390" text:style-name="L7">
        <text:list-item>
          <text:list>
            <text:list-header>
              <text:p text:style-name="P13"><text:span text:style-name="T1">2.4) Eine</text:span> Map <text:span text:style-name="T1">mit</text:span> den nä<text:span text:style-name="T1">chsten</text:span> "Drop-In" <text:span text:style-name="T1">Psyichiatriekliniken</text:span>, <text:span text:style-name="T1">damit</text:span> <text:span text:style-name="T1">im</text:span> <text:span text:style-name="T1">Notfall</text:span> <text:span text:style-name="T1">schnell</text:span> <text:span text:style-name="T1">eine</text:span> <text:span text:style-name="T1">Klinik</text:span> <text:span text:style-name="T1">gefunden</text:span> <text:span text:style-name="T1">werden</text:span> <text:span text:style-name="T1">kann</text:span></text:p>
              <text:p text:style-name="P19">Je nach Krankheit: Depressive weisen sich nicht selber ein. Allenfalls wäre für solche Patienten die Möglichkeit zum Skypen besser geeignet.</text:p>
              <text:p text:style-name="P19"/>
              <text:p text:style-name="P19">Wäre evtl. Sinnvoll, wenn zum Beispiel Patienten Herzprobleme haben, dringend Medikamente benötigt (Wo ist die nächste Apotheke???) -&gt; Aber auch hier: <text:span text:style-name="T2">Notfall-Nummer 144</text:span></text:p>
              <text:p text:style-name="P19"/>
              <text:p text:style-name="P19">Die Patienten sind grundsätzlich geistig fit, können Standorte also auch googeln.</text:p>
            </text:list-header>
          </text:list>
        </text:list-item>
      </text:list>
      <text:p text:style-name="P18"/>
      <text:p text:style-name="P18">Hilfreich könnte diese Funktion allenfalls auf Reisen und im Ausland sein.</text:p>
      <text:p text:style-name="P1"/>
      <text:p text:style-name="P1">Hinweis: Die <text:span text:style-name="T4">Standort-Funktion</text:span> würde andersrum evtl. mehr Sinn machen: Standort-Überwachung von <text:span text:style-name="T2">suizidgefährdeten Patienten</text:span>.</text:p>
      <text:p text:style-name="P1"/>
      <text:p text:style-name="P1"/>
      <text:p text:style-name="P10"><text:span text:style-name="T3">3) Weitere Fragen zu der Applikation</text:span></text:p>
      <text:list xml:id="list1927225079999356135" text:style-name="L10">
        <text:list-item>
          <text:list>
            <text:list-header>
              <text:p text:style-name="P14">3.1) Wäre <text:span text:style-name="T1">eine</text:span> <text:span text:style-name="T1">automatische</text:span> <text:span text:style-name="T1">Synchronisation</text:span> <text:span text:style-name="T1">der</text:span> <text:span text:style-name="T1">Termine</text:span> (<text:span text:style-name="T1">gepusht</text:span> <text:span text:style-name="T1">durch</text:span> die <text:span text:style-name="T1">Pfleger</text:span>/ PatAdmin) <text:span text:style-name="T1">sinnvoll</text:span>?</text:p>
              <text:p text:style-name="P5">Zur Information wäre dies sicher sinnvoll für Pflege. Seitens Patient müsste die Möglichkeit bestehen, einzelne Termine zu- oder abzusagen. Mitteilungen allgemein natürlich sinnvoll, auch hier wäre die Frage, ob die Funktionen vom normalen Handy erweitert werden müssen.</text:p>
            </text:list-header>
          </text:list>
        </text:list-item>
      </text:list>
      <text:p text:style-name="P1"/>
      <text:list xml:id="list3710411944430402368" text:style-name="L11">
        <text:list-item>
          <text:list>
            <text:list-header>
              <text:p text:style-name="P15"><text:span text:style-name="T1">3.2) Vergessen</text:span> <text:span text:style-name="T1">viele</text:span> <text:span text:style-name="T1">der</text:span> <text:span text:style-name="T1">Patienten</text:span> <text:span text:style-name="T1">ihre</text:span> <text:span text:style-name="T1">Medikamente</text:span> oder <text:span text:style-name="T1">deren</text:span> <text:span text:style-name="T1">Dossierungen</text:span>?</text:p>
              <text:p text:style-name="P6">Ja, dies ist ein häufig auftretendes Problem.</text:p>
            </text:list-header>
          </text:list>
        </text:list-item>
      </text:list>
      <text:p text:style-name="P1"><text:span text:style-name="T1"/></text:p>
      <text:p text:style-name="P10"><text:span text:style-name="T1">3.3) Gibt</text:span> <text:span text:style-name="T1">es</text:span> Notfä<text:span text:style-name="T1">lle</text:span> bei <text:span text:style-name="T1">Patienten mit Depressionen oder Agoraphobie</text:span>?</text:p>
      <text:list xml:id="list36753999" text:continue-list="list1927225079999356135" text:style-name="L10">
        <text:list-item>
          <text:list>
            <text:list-header>
              <text:p text:style-name="P5">Es gibt Notfälle, die Frage ist, ob in diesem Fall noch auf die App geschaut wird oder böse gesagt der Patient von der Brücke springt.</text:p>
            </text:list-header>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6778832" text:continue-numbering="true" text:style-name="L10">
        <text:list-item>
          <text:list>
            <text:list-header>
              <text:p text:style-name="P14"><text:soft-page-break/>4) Weitere Anmerkungen von Interviewpartner</text:p>
              <text:p text:style-name="P5">Je nach Krankheit könnte die App einen grossen Nutzen haben, zum Beispiel bei Patienten, welche an Angststörungen oder an Demenz leiden.</text:p>
              <text:p text:style-name="P5"/>
              <text:p text:style-name="P5">Beispiel 1: Falls es zu einer akuten Angststörung kommt, könnte die App den Patienten durch den Notfall führen mit einem Step-by-Step Skript. (Absitzen &gt;&gt; 10x Durchatmen &gt;&gt; Positive Gedanken &gt;&gt; Ruf Dr. XY an &gt;&gt; etc.)</text:p>
              <text:p text:style-name="P5"/>
              <text:p text:style-name="P5">Beispiel 2: Bei Magersucht kann die App den Patienten helfen, in dem zum Beispiel die Kalorienanzahl gemessen wird </text:p>
              <text:p text:style-name="P5"/>
              <text:p text:style-name="P5">Beispiel 3: Bei Demenz wäre die Reminder-Funktion extrem wichtig und könnte für den gesamten Alltag des Patienten erweitert werden</text:p>
              <text:p text:style-name="P5"/>
              <text:p text:style-name="P5">Bonus: App kann auch als Ausweis genutzt werden, ähnlich wie Blutgruppenausweis.</text:p>
              <text:p text:style-name="P5"/>
              <text:p text:style-name="P5">Sprache: App sollte mehrsprachig sein, falls es im Ausland zu einem Notfall kommt.</text:p>
              <text:p text:style-name="P5"/>
              <text:p text:style-name="P5">Hinweis zur Stammdatenpflege: Oftmals wird mit Krankenkassen-Nummer gearbeitet und Versicherungsart.</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Künzi</meta:initial-creator>
    <meta:creation-date>2016-03-23T17:52:55.20</meta:creation-date>
    <dc:date>2016-03-30T16:59:06.91</dc:date>
    <dc:creator>Kevin Künzi</dc:creator>
    <meta:editing-duration>PT1H6M22S</meta:editing-duration>
    <meta:editing-cycles>4</meta:editing-cycles>
    <meta:generator>OpenOffice/4.0.1$Win32 OpenOffice.org_project/401m5$Build-9714</meta:generator>
    <meta:document-statistic meta:table-count="0" meta:image-count="0" meta:object-count="0" meta:page-count="3" meta:paragraph-count="52" meta:word-count="810" meta:character-count="5774"/>
  </office:meta>
</office:document-meta>
</file>